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ct Schedule:</text:p>
      <text:p text:style-name="Standard"/>
      <text:p text:style-name="Standard"/>
      <text:p text:style-name="Standard"/>
      <text:p text:style-name="Standard">Initial Planning; Game project, Asteroids?</text:p>
      <text:p text:style-name="Standard"/>
      <text:p text:style-name="Standard"/>
      <text:p text:style-name="Standard"/>
      <text:p text:style-name="Standard">Weekend of <text:s/>November 24<text:span text:style-name="T1">th</text:span>. First development Cycle; Planning Asteroids game. Agile development <text:tab/>Cycle. Chose Python for readability and ease of use. Started to develop Client Business Model</text:p>
      <text:p text:style-name="Standard"/>
      <text:p text:style-name="Standard"/>
      <text:p text:style-name="Standard">Weekend of December 1<text:span text:style-name="T1">st</text:span>. Tweaked business model. Changed video game idea slightly.</text:p>
      <text:p text:style-name="Standard"/>
      <text:p text:style-name="Standard"/>
      <text:p text:style-name="Standard">December 4<text:span text:style-name="T1">th</text:span>. Met up and created the Class Diagram. Ready to start first phase programming.</text:p>
      <text:p text:style-name="Standard"/>
      <text:p text:style-name="Standard"/>
      <text:p text:style-name="Standard">December 7<text:span text:style-name="T1">th</text:span>. First building phase. Testing and planning for future as well.</text:p>
      <text:p text:style-name="Standard"/>
      <text:p text:style-name="Standard"/>
      <text:p text:style-name="Standard">Weekend of December 8<text:span text:style-name="T1">th</text:span>. First Cycle over. Reviewed Game and bugs. Player moving, hit detection <text:tab/>still not working. Start second cycle.</text:p>
      <text:p text:style-name="Standard"/>
      <text:p text:style-name="Standard"/>
      <text:p text:style-name="Standard"/>
      <text:p text:style-name="Standard">December 13<text:span text:style-name="T1">th</text:span>. Met up and coded more and completed the game. Use case Diagram complete.</text:p>
      <text:p text:style-name="Standard"/>
      <text:p text:style-name="Standard"/>
      <text:p text:style-name="Standard">Weekend of December 15<text:span text:style-name="T1">th</text:span>. Second and final cycle complete. Player now moves, shoots, and can be <text:tab/>kill enemies. Use case diagram created. Completed test plan and passed. Reviewed overall development cycl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19T20:28:53.48</meta:creation-date>
    <dc:date>2018-12-19T22:19:49.06</dc:date>
    <meta:editing-duration>PT34M55S</meta:editing-duration>
    <meta:editing-cycles>3</meta:editing-cycles>
    <meta:generator>OpenOffice/4.1.5$Win32 OpenOffice.org_project/415m1$Build-9789</meta:generator>
    <meta:document-statistic meta:table-count="0" meta:image-count="0" meta:object-count="0" meta:page-count="1" meta:paragraph-count="9" meta:word-count="140" meta:character-count="924"/>
  </office:meta>
</office:document-meta>
</file>